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db05" officeooo:paragraph-rsid="0008db05"/>
    </style:style>
    <style:style style:name="P2" style:family="paragraph" style:parent-style-name="Standard">
      <style:text-properties fo:font-weight="bold" officeooo:rsid="0008db05" officeooo:paragraph-rsid="0008db05" style:font-weight-asian="bold" style:font-weight-complex="bold"/>
    </style:style>
    <style:style style:name="P3" style:family="paragraph" style:parent-style-name="Standard">
      <style:text-properties fo:color="#f04e4d" fo:font-weight="normal" officeooo:rsid="0008db05" officeooo:paragraph-rsid="000afd28" style:font-weight-asian="normal"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color="#000000" fo:font-weight="normal" officeooo:rsid="0008db05" officeooo:paragraph-rsid="00a7757b" style:font-weight-asian="normal" style:font-weight-complex="normal"/>
    </style:style>
    <style:style style:name="P6" style:family="paragraph" style:parent-style-name="Standard">
      <style:text-properties fo:color="#000000" fo:font-weight="normal" officeooo:rsid="0027c84f" officeooo:paragraph-rsid="0027c84f" style:font-weight-asian="normal" style:font-weight-complex="normal"/>
    </style:style>
    <style:style style:name="P7" style:family="paragraph" style:parent-style-name="Standard">
      <style:text-properties fo:color="#000000" fo:font-weight="normal" officeooo:rsid="003b1f59" officeooo:paragraph-rsid="00aa5028" style:font-weight-asian="normal" style:font-weight-complex="normal"/>
    </style:style>
    <style:style style:name="P8" style:family="paragraph" style:parent-style-name="Standard">
      <style:text-properties fo:color="#000000" fo:font-weight="normal" officeooo:rsid="00998d19" officeooo:paragraph-rsid="00998d19" style:font-weight-asian="normal" style:font-weight-complex="normal"/>
    </style:style>
    <style:style style:name="P9" style:family="paragraph" style:parent-style-name="Standard">
      <style:paragraph-properties fo:margin-top="0cm" fo:margin-bottom="0cm" loext:contextual-spacing="false" fo:line-height="100%" fo:text-align="center" style:justify-single-word="false"/>
      <style:text-properties fo:font-size="14pt" fo:font-weight="bold" officeooo:rsid="000b1b42" officeooo:paragraph-rsid="004b5322" style:font-size-asian="12.25pt" style:font-weight-asian="bold" style:font-size-complex="14pt" style:font-weight-complex="bold"/>
    </style:style>
    <style:style style:name="P10" style:family="paragraph" style:parent-style-name="Standard">
      <style:paragraph-properties fo:margin-top="0cm" fo:margin-bottom="0cm" loext:contextual-spacing="false" fo:line-height="100%"/>
      <style:text-properties fo:font-size="11pt" officeooo:rsid="000f6d54" officeooo:paragraph-rsid="000f6d54" style:font-size-asian="9.60000038146973pt" style:font-size-complex="11pt"/>
    </style:style>
    <style:style style:name="P11" style:family="paragraph" style:parent-style-name="Standard">
      <style:paragraph-properties fo:margin-top="0cm" fo:margin-bottom="0cm" loext:contextual-spacing="false" fo:line-height="100%" fo:text-align="center" style:justify-single-word="false"/>
      <style:text-properties fo:font-size="11pt" officeooo:rsid="00122517" officeooo:paragraph-rsid="00122517" style:font-size-asian="9.60000038146973pt" style:font-size-complex="11pt"/>
    </style:style>
    <style:style style:name="P12" style:family="paragraph" style:parent-style-name="Standard">
      <style:paragraph-properties fo:margin-top="0cm" fo:margin-bottom="0cm" loext:contextual-spacing="false" fo:line-height="100%" fo:text-align="center" style:justify-single-word="false"/>
      <style:text-properties fo:font-size="11pt" fo:font-weight="normal" officeooo:rsid="000f6d54" officeooo:paragraph-rsid="00102e1c" style:font-size-asian="9.60000038146973pt" style:font-weight-asian="normal" style:font-size-complex="11pt" style:font-weight-complex="normal"/>
    </style:style>
    <style:style style:name="P13" style:family="paragraph" style:parent-style-name="Standard">
      <style:paragraph-properties fo:margin-top="0cm" fo:margin-bottom="0cm" loext:contextual-spacing="false" fo:line-height="100%" fo:text-align="start" style:justify-single-word="false"/>
      <style:text-properties style:text-position="super 58%" fo:font-size="11pt" officeooo:rsid="00122517" officeooo:paragraph-rsid="00122517" style:font-size-asian="9.60000038146973pt" style:font-size-complex="11pt"/>
    </style:style>
    <style:style style:name="T1" style:family="text">
      <style:text-properties style:text-position="super 58%"/>
    </style:style>
    <style:style style:name="T2" style:family="text">
      <style:text-properties style:text-position="super 58%" officeooo:rsid="00147a48"/>
    </style:style>
    <style:style style:name="T3" style:family="text">
      <style:text-properties officeooo:rsid="00147a48"/>
    </style:style>
    <style:style style:name="T4" style:family="text">
      <style:text-properties officeooo:rsid="001ce283"/>
    </style:style>
    <style:style style:name="T5" style:family="text">
      <style:text-properties fo:font-weight="bold" style:font-weight-asian="bold" style:font-weight-complex="bold"/>
    </style:style>
    <style:style style:name="T6" style:family="text">
      <style:text-properties officeooo:rsid="004b5322"/>
    </style:style>
    <style:style style:name="T7" style:family="text">
      <style:text-properties officeooo:rsid="0051742e"/>
    </style:style>
    <style:style style:name="T8" style:family="text">
      <style:text-properties officeooo:rsid="0071c795"/>
    </style:style>
    <style:style style:name="T9" style:family="text">
      <style:text-properties officeooo:rsid="0096f642"/>
    </style:style>
    <style:style style:name="T10" style:family="text">
      <style:text-properties officeooo:rsid="009ab479"/>
    </style:style>
    <style:style style:name="T11" style:family="text">
      <style:text-properties officeooo:rsid="009bc00a"/>
    </style:style>
    <style:style style:name="T12" style:family="text">
      <style:text-properties officeooo:rsid="009f540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oster</text:p>
      <text:p text:style-name="P12"/>
      <text:p text:style-name="P9">Altitude-dependencies and driving processes <text:span text:style-name="T6">of d</text:span>aily streamflow trends in Norway</text:p>
      <text:p text:style-name="P10"/>
      <text:p text:style-name="P11">Amalie Skålevåg<text:span text:style-name="T1">1</text:span></text:p>
      <text:p text:style-name="P13"/>
      <text:p text:style-name="P4"><text:span text:style-name="T2">1</text:span><text:span text:style-name="T3"> </text:span>Institut für Umweltwissenschaften und Geographie, Universität Potsdam, Karl-Liebknecht-Straße 24-25, 14476 Potsdam</text:p>
      <text:p text:style-name="P4">Contact: skalevag1@uni-potsdam.de</text:p>
      <text:p text:style-name="P1"/>
      <text:p text:style-name="P1"/>
      <text:p text:style-name="P1"/>
      <text:p text:style-name="P2">Abstract</text:p>
      <text:p text:style-name="P3"/>
      <text:p text:style-name="P5">Mountainous regions are experiencing more rapid temperature changes than low<text:span text:style-name="T12">er altitudes</text:span>, which impacts the hydrology of these regions particularly through cryosphere and seasonal snowpack changes. <text:span text:style-name="T7">To this end,</text:span> hydrological trends in historical records from 112 <text:span text:style-name="T8">Norwegian</text:span> catchments <text:span text:style-name="T9">have been</text:span> assessed to highlight the impact of changes in snowmelt and rainfall on streamflow and the hydrological regime, focusing on <text:span text:style-name="T4">(1) the altitude dependencies of these trends and (2) to what extent trends in streamflow can be explained by snowmelt, rainfall and temperature trends. A high-resolution trend analysis approach was used to produce daily resolved trends for all 112 catchments, enabling the detection of seasonal-specific trends and changes to the hydrological regime. The prestine and near-natural catchments are divided between two runoff regions, located east and west of the central Norwegian mountains. The regions have different prevailing hydroclimates, but cover similar altitude ranges (0-2000 m.a.s.l.), allowing for insights into the hydrological response of catchments with different hydrological regimes to rising temperatures in recent decades. Initial results are consitent with existing literature on mountainous regions with seasonal snowpack, showing a significant seasonal warming coinciding with an earlier onset of the spring freshet in streamflow, which corresponds with snowmelt trends. The timing of this signal is clearly altitude depedent, while trend magnitude displays no consistent correlation with altitude. Further results on trend altitude dependencies and consistencies of streamflow trends with driving processes will be presented.</text:span></text:p>
      <text:p text:style-name="P7"/>
      <text:p text:style-name="P7"/>
      <text:p text:style-name="P6"/>
      <text:p text:style-name="P8"><text:span text:style-name="T5">Keywords:</text:span> <text:span text:style-name="T10">streamflow </text:span>trend, climate change, <text:span text:style-name="T11">altitude dependence, driving processes</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1pt" officeooo:rsid="0008db05" style:font-size-asian="9.60000038146973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0:26:02.010835812</meta:creation-date>
    <dc:date>2019-12-09T16:34:53.827922132</dc:date>
    <meta:editing-duration>PT4H51S</meta:editing-duration>
    <meta:editing-cycles>90</meta:editing-cycles>
    <meta:generator>LibreOffice/6.0.7.3$Linux_X86_64 LibreOffice_project/00m0$Build-3</meta:generator>
    <meta:document-statistic meta:table-count="0" meta:image-count="0" meta:object-count="0" meta:page-count="1" meta:paragraph-count="8" meta:word-count="268" meta:character-count="2006" meta:non-whitespace-character-count="1746"/>
    <meta:user-defined meta:name="Mendeley Citation Style_1">http://www.zotero.org/styles/nature</meta:user-defined>
    <meta:user-defined meta:name="Mendeley Document_1">True</meta:user-defined>
    <meta:user-defined meta:name="Mendeley Unique User Id_1">70425a96-4af7-327b-a9a8-a4471cb4a323</meta:user-defined>
  </office:meta>
</office:document-meta>
</file>